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73a92" officeooo:paragraph-rsid="00073a92"/>
    </style:style>
    <style:style style:name="P2" style:family="paragraph" style:parent-style-name="Standard">
      <style:paragraph-properties fo:line-height="200%"/>
      <style:text-properties officeooo:rsid="00073a92" officeooo:paragraph-rsid="0007a237"/>
    </style:style>
    <style:style style:name="P3" style:family="paragraph" style:parent-style-name="Standard">
      <style:paragraph-properties fo:line-height="200%"/>
      <style:text-properties officeooo:rsid="00073a92" officeooo:paragraph-rsid="00094424"/>
    </style:style>
    <style:style style:name="P4" style:family="paragraph" style:parent-style-name="Standard" style:list-style-name="L1">
      <style:paragraph-properties fo:line-height="200%"/>
      <style:text-properties officeooo:rsid="00094424" officeooo:paragraph-rsid="00094424"/>
    </style:style>
    <style:style style:name="P5" style:family="paragraph" style:parent-style-name="Standard">
      <style:paragraph-properties fo:line-height="200%"/>
      <style:text-properties officeooo:rsid="00094424" officeooo:paragraph-rsid="00094424"/>
    </style:style>
    <style:style style:name="T1" style:family="text">
      <style:text-properties officeooo:rsid="0007a237"/>
    </style:style>
    <style:style style:name="T2" style:family="text">
      <style:text-properties officeooo:rsid="0009442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120">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rkeley Willis</text:p>
      <text:p text:style-name="P1">Dr. Neel</text:p>
      <text:p text:style-name="P1">COMP 3115: Database Process and Design – Project Proposal</text:p>
      <text:p text:style-name="P1"><text:date style:data-style-name="N120" text:date-value="2016-02-04T12:28:55.400085314">4 February 2016</text:date></text:p>
      <text:p text:style-name="P2"><text:tab/>My project is going to be taking fortunes, from the fortunes command in Unix based systems, taking them all and creating a large database that can store and retrieve them. My objective in doing this is sorting them into sever<text:span text:style-name="T1">al tables, and for a user to be able to search these tables to find the particular types of fortune, or fortunes, they are looking for.</text:span></text:p>
      <text:p text:style-name="P3"><text:tab/><text:span text:style-name="T2">The computer I am using has a Ubuntu Linux distribution that has fortunes, and if I want more fortunes I can find more on git repositories, which I will cite. I also have the compiler for the language(s) that I will be using for the project.</text:span></text:p>
      <text:p text:style-name="P3"><text:span text:style-name="T2"><text:tab/>I <text:s/>plan to create a database to store all of the fortunes, sorted into a few key tables, including but not limited to, Quotes, Q/A, Fortunes(in this sense I mean actual predictions). I plan to create a website for Users to make queries and send them to the database, via an application. I also plan to create an application for the user's request to access the database and send the requested data back to the website for the website to display the results. To achieve my minimal goals I will be using the following languages:</text:span></text:p>
      <text:list xml:id="list5787905485369029614" text:style-name="L1">
        <text:list-item>
          <text:p text:style-name="P4">Python, either 2 or 3</text:p>
        </text:list-item>
        <text:list-item>
          <text:p text:style-name="P4">HTML5, CSS, and bootstrap files to create the website</text:p>
        </text:list-item>
        <text:list-item>
          <text:p text:style-name="P4">Javascript, or PHP for functionality of the website</text:p>
        </text:list-item>
      </text:list>
      <text:p text:style-name="P5"><text:tab/>To my knowledge I may not need any specific help from a TA, or from the Instructor at the moment. I may ask for opinions on the current status of the project when I have something to show, so that I may improve further on th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4T11:27:27.060850707</meta:creation-date>
    <dc:date>2016-02-04T12:28:55.365328351</dc:date>
    <meta:editing-duration>PT14M37S</meta:editing-duration>
    <meta:editing-cycles>1</meta:editing-cycles>
    <meta:document-statistic meta:table-count="0" meta:image-count="0" meta:object-count="0" meta:page-count="1" meta:paragraph-count="11" meta:word-count="293" meta:character-count="1588" meta:non-whitespace-character-count="1303"/>
    <meta:generator>LibreOffice/4.2.8.2$Linux_X86_64 LibreOffice_project/420m0$Build-2</meta:generator>
  </office:meta>
</office:document-meta>
</file>